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0.632cm" svg:height="6.999cm" svg:x="1cm" svg:y="1.0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18T15:02:00.46</dc:date>
    <meta:editing-duration>PT8S</meta:editing-duration>
    <meta:editing-cycles>1</meta:editing-cycles>
    <meta:document-statistic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3cm" svg:height="7cm" xlink:href="." xlink:type="simple" chart:class="chart:scatter" chart:style-name="ch1">
        <chart:legend chart:legend-position="end" svg:x="3.875cm" svg:y="0.944cm" chart:style-name="ch2"/>
        <chart:plot-area chart:style-name="ch3" chart:data-source-has-labels="both" svg:x="0.212cm" svg:y="0.139cm" svg:width="10.087cm" svg:height="6.579cm">
          <chartooo:coordinate-region svg:x="0.86cm" svg:y="0.325cm" svg:width="9.199cm" svg:height="5.773cm"/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t_obs</text:p>
              </table:table-cell>
              <table:table-cell office:value-type="string">
                <text:p>Rt_ex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25531914893617">
                <text:p>0.925531914893617</text:p>
              </table:table-cell>
              <table:table-cell office:value-type="float" office:value="0.877713733282182">
                <text:p>0.877713733282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819148936170213">
                <text:p>0.819148936170213</text:p>
              </table:table-cell>
              <table:table-cell office:value-type="float" office:value="0.801124326032218">
                <text:p>0.801124326032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685051768197032">
                <text:p>0.685051768197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0.606382978723404">
                <text:p>0.606382978723404</text:p>
              </table:table-cell>
              <table:table-cell office:value-type="float" office:value="0.556016937681773">
                <text:p>0.556016937681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46929592510988">
                <text:p>0.46929592510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0.343157683981879">
                <text:p>0.343157683981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0.287234042553191">
                <text:p>0.287234042553191</text:p>
              </table:table-cell>
              <table:table-cell office:value-type="float" office:value="0.267833086424554">
                <text:p>0.267833086424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0.180851063829787">
                <text:p>0.180851063829787</text:p>
              </table:table-cell>
              <table:table-cell office:value-type="float" office:value="0.152855710747769">
                <text:p>0.152855710747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0.0744680851063831">
                <text:p>0.0744680851063831</text:p>
              </table:table-cell>
              <table:table-cell office:value-type="float" office:value="0.0698874236417966">
                <text:p>0.0698874236417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